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640000026516BA1F76.png" manifest:media-type=""/>
  <manifest:file-entry manifest:full-path="Pictures/1000020100000960000009607B23344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3.315cm" draw:shadow-opacity="50%"/>
    </style:style>
    <style:style style:name="gr3" style:family="graphic" style:parent-style-name="standard">
      <style:graphic-properties draw:stroke="none" svg:stroke-color="#000000" draw:fill="solid" draw:fill-color="#c0c0c0" fo:min-height="0.296cm" draw:shadow="visible" draw:shadow-offset-x="0.05cm" draw:shadow-offset-y="0.05cm" draw:shadow-opacity="9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62cm" svg:x="3.993cm" svg:y="0.97cm">
          <draw:image xlink:href="Pictures/10000000000002640000026516BA1F76.png" xlink:type="simple" xlink:show="embed" xlink:actuate="onLoad">
            <text:p/>
          </draw:image>
        </draw:frame>
        <draw:frame draw:style-name="gr2" draw:text-style-name="P3" draw:layer="layout" svg:width="10.108cm" svg:height="3.565cm" svg:x="8.734cm" svg:y="8.661cm">
          <draw:text-box>
            <text:p text:style-name="P2"><text:span text:style-name="T1">Apparently something </text:span><text:span text:style-name="T1"><text:line-break/></text:span><text:span text:style-name="T1">went wrong with the script</text:span></text:p>
            <text:p text:style-name="P2"><text:span text:style-name="T1">Please check the error messages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9.589cm" svg:x="4.047cm" svg:y="1.274cm">
          <draw:image xlink:href="Pictures/1000020100000960000009607B23344F.png" xlink:type="simple" xlink:show="embed" xlink:actuate="onLoad">
            <text:p/>
          </draw:image>
        </draw:frame>
        <draw:frame draw:style-name="gr3" draw:text-style-name="P4" draw:layer="layout" svg:width="4.288cm" svg:height="1.427cm" svg:x="17.248cm" svg:y="3.552cm">
          <draw:text-box>
            <text:p text:style-name="P4"><text:span text:style-name="T2">Temperature Scale</text:span></text:p>
          </draw:text-box>
        </draw:frame>
        <draw:frame draw:style-name="gr3" draw:text-style-name="P4" draw:layer="layout" svg:width="3.826cm" svg:height="1.427cm" svg:x="5.224cm" svg:y="16.584cm">
          <draw:text-box>
            <text:p text:style-name="P4"><text:span text:style-name="T2">Properties Scales</text:span></text:p>
          </draw:text-box>
        </draw:frame>
        <draw:frame draw:style-name="gr3" draw:text-style-name="P4" draw:layer="layout" svg:width="3.111cm" svg:height="1.427cm" svg:x="10.158cm" svg:y="10.262cm">
          <draw:text-box>
            <text:p text:style-name="P4"><text:span text:style-name="T2">Radial Chart</text:span></text:p>
          </draw:text-box>
        </draw:frame>
        <draw:frame draw:style-name="gr3" draw:text-style-name="P4" draw:layer="layout" svg:width="4.121cm" svg:height="1.427cm" svg:x="4.053cm" svg:y="6.804cm">
          <draw:text-box>
            <text:p text:style-name="P4"><text:span text:style-name="T2">Planetary Names</text:span></text:p>
          </draw:text-box>
        </draw:frame>
        <draw:frame draw:style-name="gr3" draw:text-style-name="P4" draw:layer="layout" svg:width="3.111cm" svg:height="1.427cm" svg:x="14.683cm" svg:y="7.293cm">
          <draw:text-box>
            <text:p text:style-name="P4"><text:span text:style-name="T2">Radial Sc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3T15:37:04</meta:creation-date>
    <dc:date>2013-06-04T08:52:39</dc:date>
    <meta:editing-duration>PT14H45M21S</meta:editing-duration>
    <meta:editing-cycles>2</meta:editing-cycles>
    <meta:generator>LibreOffice/4.0.1.2$MacOSX_x86 LibreOffice_project/84102822e3d61eb989ddd325abf1ac077904985</meta:generator>
    <meta:document-statistic meta:object-count="8"/>
  </office:meta>
</office:document-meta>
</file>